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8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"/>
    </style:style>
    <style:style style:name="P2" style:family="paragraph">
      <loext:graphic-properties draw:fill="solid" draw:fill-color="#ffeccc"/>
      <style:text-properties style:font-name="Ubuntu Mono"/>
    </style:style>
    <style:style style:name="P3" style:family="paragraph">
      <style:paragraph-properties fo:text-align="start" style:writing-mode="lr-tb"/>
      <style:text-properties style:font-name="Ubuntu Mono"/>
    </style:style>
    <style:style style:name="P4" style:family="paragraph">
      <loext:graphic-properties draw:fill="none"/>
      <style:paragraph-properties fo:text-align="start" style:writing-mode="lr-tb"/>
      <style:text-properties style:font-name="Ubuntu Mono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"/>
    </style:style>
    <style:style style:name="P6" style:family="paragraph">
      <loext:graphic-properties draw:fill="solid" draw:fill-color="#ccffcc"/>
      <style:text-properties style:font-name="Ubuntu Mono"/>
    </style:style>
    <style:style style:name="T1" style:family="text">
      <style:text-properties fo:color="#000000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732cm" svg:y="3.51cm" svg:viewBox="0 0 706 706" svg:d="M0 0v706M0 352h706">
          <text:p/>
        </draw:path>
        <draw:line draw:style-name="gr1" draw:text-style-name="P1" draw:layer="layout" svg:x1="1.437cm" svg:y1="3.862cm" svg:x2="2.143cm" svg:y2="3.862cm">
          <text:p/>
        </draw:line>
        <draw:path draw:style-name="gr2" draw:text-style-name="P2" draw:layer="layout" svg:width="2.504cm" svg:height="0.776cm" svg:x="2.143cm" svg:y="3.4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647cm" svg:y1="3.862cm" svg:x2="5.353cm" svg:y2="3.862cm">
          <text:p/>
        </draw:line>
        <draw:path draw:style-name="gr1" draw:text-style-name="P1" draw:layer="layout" svg:width="0.706cm" svg:height="1.059cm" svg:x="1.437cm" svg:y="3.862cm" svg:viewBox="0 0 707 1060" svg:d="M0 0c195 0 354 158 354 353v353c0 196 158 354 353 354">
          <text:p/>
        </draw:path>
        <draw:path draw:style-name="gr2" draw:text-style-name="P2" draw:layer="layout" svg:width="2.504cm" svg:height="0.776cm" svg:x="2.143cm" svg:y="4.53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775cm" svg:y="3.637cm">
          <draw:text-box>
            <text:p text:style-name="P3"><text:span text:style-name="T1">'stud'</text:span></text:p>
          </draw:text-box>
        </draw:frame>
        <draw:path draw:style-name="gr1" draw:text-style-name="P1" draw:layer="layout" svg:width="0.706cm" svg:height="1.059cm" svg:x="4.647cm" svg:y="3.862cm" svg:viewBox="0 0 707 1060" svg:d="M0 1060c195 0 353-158 353-354v-353c0-195 158-353 354-353">
          <text:p/>
        </draw:path>
        <draw:line draw:style-name="gr1" draw:text-style-name="P1" draw:layer="layout" svg:x1="5.353cm" svg:y1="3.862cm" svg:x2="5.706cm" svg:y2="3.862cm">
          <text:p/>
        </draw:line>
        <draw:path draw:style-name="gr2" draw:text-style-name="P2" draw:layer="layout" svg:width="1.605cm" svg:height="0.776cm" svg:x="5.706cm" svg:y="3.4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772cm" svg:y="4.704cm">
          <draw:text-box>
            <text:p text:style-name="P3"><text:span text:style-name="T1">'inst'</text:span></text:p>
          </draw:text-box>
        </draw:frame>
        <draw:line draw:style-name="gr1" draw:text-style-name="P1" draw:layer="layout" svg:x1="7.311cm" svg:y1="3.862cm" svg:x2="7.664cm" svg:y2="3.862cm">
          <text:p/>
        </draw:line>
        <draw:path draw:style-name="gr1" draw:text-style-name="P1" draw:layer="layout" svg:width="0.705cm" svg:height="0.705cm" svg:x="7.664cm" svg:y="3.157cm" svg:viewBox="0 0 706 706" svg:d="M0 706c194 0 352-158 352-352 0-195 159-354 354-354">
          <text:p/>
        </draw:path>
        <draw:path draw:style-name="gr5" draw:text-style-name="P5" draw:layer="layout" svg:width="4.004cm" svg:height="0.776cm" svg:x="8.369cm" svg:y="2.769cm" svg:viewBox="0 0 4005 777" svg:d="M353 0h3299c195 0 353 158 353 353v70c0 195-158 354-353 354h-3299c-195 0-353-159-353-354v-70c0-195 158-353 353-353z">
          <text:p/>
        </draw:path>
        <draw:frame draw:style-name="gr4" draw:text-style-name="P4" draw:layer="layout" svg:width="0.637cm" svg:height="0.424cm" svg:x="6.213cm" svg:y="3.6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2.373cm" svg:y="3.157cm" svg:viewBox="0 0 707 706" svg:d="M0 0c195 0 353 159 353 354 0 194 158 352 354 352">
          <text:p/>
        </draw:path>
        <draw:line draw:style-name="gr1" draw:text-style-name="P1" draw:layer="layout" svg:x1="7.664cm" svg:y1="3.862cm" svg:x2="8.369cm" svg:y2="3.862cm">
          <text:p/>
        </draw:line>
        <draw:line draw:style-name="gr1" draw:text-style-name="P1" draw:layer="layout" svg:x1="8.369cm" svg:y1="3.862cm" svg:x2="12.373cm" svg:y2="3.862cm">
          <text:p/>
        </draw:line>
        <draw:line draw:style-name="gr1" draw:text-style-name="P1" draw:layer="layout" svg:x1="12.373cm" svg:y1="3.862cm" svg:x2="13.079cm" svg:y2="3.862cm">
          <text:p/>
        </draw:line>
        <draw:line draw:style-name="gr1" draw:text-style-name="P1" draw:layer="layout" svg:x1="13.079cm" svg:y1="3.862cm" svg:x2="13.432cm" svg:y2="3.862cm">
          <text:p/>
        </draw:line>
        <draw:path draw:style-name="gr5" draw:text-style-name="P5" draw:layer="layout" svg:width="4.004cm" svg:height="0.776cm" svg:x="13.432cm" svg:y="3.474cm" svg:viewBox="0 0 4005 777" svg:d="M352 0h3300c195 0 353 159 353 354v71c0 195-158 352-353 352h-3300c-195 0-352-157-352-352v-71c0-195 157-354 352-354z">
          <text:p/>
        </draw:path>
        <draw:frame draw:style-name="gr6" draw:text-style-name="P4" draw:layer="layout" svg:width="2.5cm" svg:height="0.479cm" svg:x="9.15cm" svg:y="2.896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7.436cm" svg:y1="3.862cm" svg:x2="17.788cm" svg:y2="3.862cm">
          <text:p/>
        </draw:line>
        <draw:path draw:style-name="gr1" draw:text-style-name="P1" draw:layer="layout" svg:width="0.706cm" svg:height="0.705cm" svg:x="17.788cm" svg:y="3.157cm" svg:viewBox="0 0 707 706" svg:d="M0 706c196 0 354-158 354-352 0-195 158-354 353-354">
          <text:p/>
        </draw:path>
        <draw:path draw:style-name="gr7" draw:text-style-name="P6" draw:layer="layout" svg:width="2.505cm" svg:height="0.776cm" svg:x="18.494cm" svg:y="2.769cm" svg:viewBox="0 0 2506 777" svg:d="M354 0h1799c195 0 353 158 353 353v70c0 195-158 354-353 354h-1799c-196 0-354-159-354-354v-70c0-195 158-353 354-353z">
          <text:p/>
        </draw:path>
        <draw:frame draw:style-name="gr4" draw:text-style-name="P4" draw:layer="layout" svg:width="2.33cm" svg:height="0.424cm" svg:x="14.273cm" svg:y="3.625cm">
          <draw:text-box>
            <text:p text:style-name="P3"><text:span text:style-name="T1">elementtype</text:span></text:p>
          </draw:text-box>
        </draw:frame>
        <draw:path draw:style-name="gr7" draw:text-style-name="P6" draw:layer="layout" svg:width="2.505cm" svg:height="0.776cm" svg:x="31.335cm" svg:y="1.781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112cm" svg:y="2.9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0.999cm" svg:y="3.157cm" svg:viewBox="0 0 706 706" svg:d="M0 0c194 0 352 159 352 354 0 194 159 352 354 352">
          <text:p/>
        </draw:path>
        <draw:path draw:style-name="gr1" draw:text-style-name="P1" draw:layer="layout" svg:width="0.706cm" svg:height="1.763cm" svg:x="17.788cm" svg:y="2.099cm" svg:viewBox="0 0 707 1764" svg:d="M0 1764c196 0 354-158 354-352v-1060c0-195 158-352 353-352">
          <text:p/>
        </draw:path>
        <draw:line draw:style-name="gr1" draw:text-style-name="P1" draw:layer="layout" svg:x1="18.494cm" svg:y1="2.099cm" svg:x2="18.944cm" svg:y2="2.099cm">
          <text:p/>
        </draw:line>
        <draw:line draw:style-name="gr1" draw:text-style-name="P1" draw:layer="layout" svg:x1="20.549cm" svg:y1="2.099cm" svg:x2="20.999cm" svg:y2="2.099cm">
          <text:p/>
        </draw:line>
        <draw:path draw:style-name="gr2" draw:text-style-name="P2" draw:layer="layout" svg:width="1.605cm" svg:height="0.777cm" svg:x="18.944cm" svg:y="1.7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31.953cm" svg:y="1.933cm">
          <draw:text-box>
            <text:p text:style-name="P3"><text:span text:style-name="T1">number</text:span></text:p>
          </draw:text-box>
        </draw:frame>
        <draw:line draw:style-name="gr1" draw:text-style-name="P1" draw:layer="layout" svg:x1="31.335cm" svg:y1="1.111cm" svg:x2="31.785cm" svg:y2="1.111cm">
          <text:p/>
        </draw:line>
        <draw:line draw:style-name="gr1" draw:text-style-name="P1" draw:layer="layout" svg:x1="33.39cm" svg:y1="1.111cm" svg:x2="33.84cm" svg:y2="1.111cm">
          <text:p/>
        </draw:line>
        <draw:path draw:style-name="gr2" draw:text-style-name="P2" draw:layer="layout" svg:width="1.605cm" svg:height="0.776cm" svg:x="31.785cm" svg:y="0.723cm" svg:viewBox="0 0 1606 777" svg:d="M353 0h900c195 0 353 158 353 352v71c0 196-158 354-353 354h-900c-195 0-353-158-353-354v-71c0-194 158-352 353-352z">
          <text:p/>
        </draw:path>
        <draw:frame draw:style-name="gr4" draw:text-style-name="P4" draw:layer="layout" svg:width="0.637cm" svg:height="0.424cm" svg:x="19.57cm" svg:y="1.8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0.999cm" svg:y="2.099cm" svg:viewBox="0 0 706 1764" svg:d="M0 0c194 0 352 157 352 352v1060c0 194 159 352 354 352">
          <text:p/>
        </draw:path>
        <draw:line draw:style-name="gr1" draw:text-style-name="P1" draw:layer="layout" svg:x1="17.788cm" svg:y1="3.862cm" svg:x2="18.494cm" svg:y2="3.862cm">
          <text:p/>
        </draw:line>
        <draw:line draw:style-name="gr1" draw:text-style-name="P1" draw:layer="layout" svg:x1="18.494cm" svg:y1="3.862cm" svg:x2="20.999cm" svg:y2="3.862cm">
          <text:p/>
        </draw:line>
        <draw:line draw:style-name="gr1" draw:text-style-name="P1" draw:layer="layout" svg:x1="31.335cm" svg:y1="2.875cm" svg:x2="33.84cm" svg:y2="2.875cm">
          <text:p/>
        </draw:line>
        <draw:line draw:style-name="gr1" draw:text-style-name="P1" draw:layer="layout" svg:x1="20.999cm" svg:y1="3.862cm" svg:x2="21.704cm" svg:y2="3.862cm">
          <text:p/>
        </draw:line>
        <draw:path draw:style-name="gr1" draw:text-style-name="P1" draw:layer="layout" svg:width="0.706cm" svg:height="0.706cm" svg:x="30.629cm" svg:y="2.169cm" svg:viewBox="0 0 707 707" svg:d="M0 707c196 0 354-158 354-353 0-196 158-354 353-354">
          <text:p/>
        </draw:path>
        <draw:path draw:style-name="gr7" draw:text-style-name="P6" draw:layer="layout" svg:width="2.505cm" svg:height="0.776cm" svg:x="18.494cm" svg:y="2.769cm" svg:viewBox="0 0 2506 777" svg:d="M354 0h1799c195 0 353 158 353 353v70c0 195-158 354-353 354h-1799c-196 0-354-159-354-354v-70c0-195 158-353 354-353z">
          <text:p/>
        </draw:path>
        <draw:frame draw:style-name="gr4" draw:text-style-name="P4" draw:layer="layout" svg:width="0.637cm" svg:height="0.424cm" svg:x="32.411cm" svg:y="0.875cm">
          <draw:text-box>
            <text:p text:style-name="P3"><text:span text:style-name="T1">'*'</text:span></text:p>
          </draw:text-box>
        </draw:frame>
        <draw:path draw:style-name="gr7" draw:text-style-name="P6" draw:layer="layout" svg:width="2.505cm" svg:height="0.776cm" svg:x="31.335cm" svg:y="1.781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112cm" svg:y="2.9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33.84cm" svg:y="2.169cm" svg:viewBox="0 0 706 707" svg:d="M0 0c195 0 352 158 352 354 0 195 159 353 354 353">
          <text:p/>
        </draw:path>
        <draw:path draw:style-name="gr1" draw:text-style-name="P1" draw:layer="layout" svg:width="0.706cm" svg:height="1.764cm" svg:x="30.629cm" svg:y="1.111cm" svg:viewBox="0 0 707 1765" svg:d="M0 1765c196 0 354-158 354-354v-1058c0-195 158-353 353-353">
          <text:p/>
        </draw:path>
        <draw:line draw:style-name="gr1" draw:text-style-name="P1" draw:layer="layout" svg:x1="18.494cm" svg:y1="2.099cm" svg:x2="18.944cm" svg:y2="2.099cm">
          <text:p/>
        </draw:line>
        <draw:line draw:style-name="gr1" draw:text-style-name="P1" draw:layer="layout" svg:x1="20.549cm" svg:y1="2.099cm" svg:x2="20.999cm" svg:y2="2.099cm">
          <text:p/>
        </draw:line>
        <draw:path draw:style-name="gr2" draw:text-style-name="P2" draw:layer="layout" svg:width="1.605cm" svg:height="0.777cm" svg:x="18.944cm" svg:y="1.7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31.953cm" svg:y="1.933cm">
          <draw:text-box>
            <text:p text:style-name="P3"><text:span text:style-name="T1">number</text:span></text:p>
          </draw:text-box>
        </draw:frame>
        <draw:line draw:style-name="gr1" draw:text-style-name="P1" draw:layer="layout" svg:x1="31.335cm" svg:y1="1.111cm" svg:x2="31.785cm" svg:y2="1.111cm">
          <text:p/>
        </draw:line>
        <draw:line draw:style-name="gr1" draw:text-style-name="P1" draw:layer="layout" svg:x1="33.39cm" svg:y1="1.111cm" svg:x2="33.84cm" svg:y2="1.111cm">
          <text:p/>
        </draw:line>
        <draw:path draw:style-name="gr2" draw:text-style-name="P2" draw:layer="layout" svg:width="1.605cm" svg:height="0.776cm" svg:x="31.785cm" svg:y="0.723cm" svg:viewBox="0 0 1606 777" svg:d="M353 0h900c195 0 353 158 353 352v71c0 196-158 354-353 354h-900c-195 0-353-158-353-354v-71c0-194 158-352 353-352z">
          <text:p/>
        </draw:path>
        <draw:frame draw:style-name="gr4" draw:text-style-name="P4" draw:layer="layout" svg:width="0.637cm" svg:height="0.424cm" svg:x="19.57cm" svg:y="1.8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33.84cm" svg:y="1.111cm" svg:viewBox="0 0 706 1765" svg:d="M0 0c195 0 352 158 352 353v1058c0 196 159 354 354 354">
          <text:p/>
        </draw:path>
        <draw:line draw:style-name="gr1" draw:text-style-name="P1" draw:layer="layout" svg:x1="30.629cm" svg:y1="2.875cm" svg:x2="31.335cm" svg:y2="2.875cm">
          <text:p/>
        </draw:line>
        <draw:line draw:style-name="gr1" draw:text-style-name="P1" draw:layer="layout" svg:x1="18.494cm" svg:y1="3.862cm" svg:x2="20.999cm" svg:y2="3.862cm">
          <text:p/>
        </draw:line>
        <draw:line draw:style-name="gr1" draw:text-style-name="P1" draw:layer="layout" svg:x1="31.335cm" svg:y1="2.875cm" svg:x2="33.84cm" svg:y2="2.875cm">
          <text:p/>
        </draw:line>
        <draw:line draw:style-name="gr1" draw:text-style-name="P1" draw:layer="layout" svg:x1="33.84cm" svg:y1="2.875cm" svg:x2="34.545cm" svg:y2="2.875cm">
          <text:p/>
        </draw:line>
        <draw:path draw:style-name="gr1" draw:text-style-name="P1" draw:layer="layout" svg:width="0.706cm" svg:height="0.987cm" svg:x="21.704cm" svg:y="2.875cm" svg:viewBox="0 0 707 988" svg:d="M0 988c195 0 353-158 353-352v-284c0-194 159-352 354-352">
          <text:p/>
        </draw:path>
        <draw:line draw:style-name="gr1" draw:text-style-name="P1" draw:layer="layout" svg:x1="22.41cm" svg:y1="2.875cm" svg:x2="22.762cm" svg:y2="2.875cm">
          <text:p/>
        </draw:line>
        <draw:path draw:style-name="gr2" draw:text-style-name="P2" draw:layer="layout" svg:width="1.606cm" svg:height="0.776cm" svg:x="22.762cm" svg:y="2.487cm" svg:viewBox="0 0 1607 777" svg:d="M353 0h901c195 0 353 158 353 353v71c0 195-158 353-353 353h-901c-195 0-353-158-353-353v-71c0-195 158-353 353-353z">
          <text:p/>
        </draw:path>
        <draw:frame draw:style-name="gr4" draw:text-style-name="P4" draw:layer="layout" svg:width="0.637cm" svg:height="0.424cm" svg:x="32.411cm" svg:y="0.875cm">
          <draw:text-box>
            <text:p text:style-name="P3"><text:span text:style-name="T1">'*'</text:span></text:p>
          </draw:text-box>
        </draw:frame>
        <draw:line draw:style-name="gr1" draw:text-style-name="P1" draw:layer="layout" svg:x1="24.368cm" svg:y1="2.875cm" svg:x2="24.72cm" svg:y2="2.875cm">
          <text:p/>
        </draw:line>
        <draw:line draw:style-name="gr1" draw:text-style-name="P1" draw:layer="layout" svg:x1="24.72cm" svg:y1="2.875cm" svg:x2="25.073cm" svg:y2="2.875cm">
          <text:p/>
        </draw:line>
        <draw:path draw:style-name="gr5" draw:text-style-name="P5" draw:layer="layout" svg:width="5.204cm" svg:height="0.776cm" svg:x="25.073cm" svg:y="2.487cm" svg:viewBox="0 0 5205 777" svg:d="M353 0h4499c195 0 353 158 353 353v71c0 195-158 353-353 353h-4499c-195 0-353-158-353-353v-71c0-195 158-353 353-353z">
          <text:p/>
        </draw:path>
        <draw:frame draw:style-name="gr4" draw:text-style-name="P4" draw:layer="layout" svg:width="0.637cm" svg:height="0.424cm" svg:x="23.238cm" svg:y="2.65cm">
          <draw:text-box>
            <text:p text:style-name="P3"><text:span text:style-name="T1">'.'</text:span></text:p>
          </draw:text-box>
        </draw:frame>
        <draw:line draw:style-name="gr1" draw:text-style-name="P1" draw:layer="layout" svg:x1="30.277cm" svg:y1="2.875cm" svg:x2="30.629cm" svg:y2="2.875cm">
          <text:p/>
        </draw:line>
        <draw:path draw:style-name="gr1" draw:text-style-name="P1" draw:layer="layout" svg:width="0.706cm" svg:height="0.705cm" svg:x="17.788cm" svg:y="3.157cm" svg:viewBox="0 0 707 706" svg:d="M0 706c196 0 354-158 354-352 0-195 158-354 353-354">
          <text:p/>
        </draw:path>
        <draw:path draw:style-name="gr7" draw:text-style-name="P6" draw:layer="layout" svg:width="2.505cm" svg:height="0.776cm" svg:x="18.494cm" svg:y="2.769cm" svg:viewBox="0 0 2506 777" svg:d="M354 0h1799c195 0 353 158 353 353v70c0 195-158 354-353 354h-1799c-196 0-354-159-354-354v-70c0-195 158-353 354-353z">
          <text:p/>
        </draw:path>
        <draw:frame draw:style-name="gr4" draw:text-style-name="P4" draw:layer="layout" svg:width="3.177cm" svg:height="0.424cm" svg:x="26.083cm" svg:y="2.643cm">
          <draw:text-box>
            <text:p text:style-name="P3"><text:span text:style-name="T1">elementproperty</text:span></text:p>
          </draw:text-box>
        </draw:frame>
        <draw:path draw:style-name="gr7" draw:text-style-name="P6" draw:layer="layout" svg:width="2.505cm" svg:height="0.776cm" svg:x="31.335cm" svg:y="1.781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112cm" svg:y="2.9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0.999cm" svg:y="3.157cm" svg:viewBox="0 0 706 706" svg:d="M0 0c194 0 352 159 352 354 0 194 159 352 354 352">
          <text:p/>
        </draw:path>
        <draw:path draw:style-name="gr1" draw:text-style-name="P1" draw:layer="layout" svg:width="0.706cm" svg:height="1.763cm" svg:x="17.788cm" svg:y="2.099cm" svg:viewBox="0 0 707 1764" svg:d="M0 1764c196 0 354-158 354-352v-1060c0-195 158-352 353-352">
          <text:p/>
        </draw:path>
        <draw:line draw:style-name="gr1" draw:text-style-name="P1" draw:layer="layout" svg:x1="18.494cm" svg:y1="2.099cm" svg:x2="18.944cm" svg:y2="2.099cm">
          <text:p/>
        </draw:line>
        <draw:line draw:style-name="gr1" draw:text-style-name="P1" draw:layer="layout" svg:x1="20.549cm" svg:y1="2.099cm" svg:x2="20.999cm" svg:y2="2.099cm">
          <text:p/>
        </draw:line>
        <draw:path draw:style-name="gr2" draw:text-style-name="P2" draw:layer="layout" svg:width="1.605cm" svg:height="0.777cm" svg:x="18.944cm" svg:y="1.7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31.953cm" svg:y="1.933cm">
          <draw:text-box>
            <text:p text:style-name="P3"><text:span text:style-name="T1">number</text:span></text:p>
          </draw:text-box>
        </draw:frame>
        <draw:line draw:style-name="gr1" draw:text-style-name="P1" draw:layer="layout" svg:x1="31.335cm" svg:y1="1.111cm" svg:x2="31.785cm" svg:y2="1.111cm">
          <text:p/>
        </draw:line>
        <draw:line draw:style-name="gr1" draw:text-style-name="P1" draw:layer="layout" svg:x1="33.39cm" svg:y1="1.111cm" svg:x2="33.84cm" svg:y2="1.111cm">
          <text:p/>
        </draw:line>
        <draw:path draw:style-name="gr2" draw:text-style-name="P2" draw:layer="layout" svg:width="1.605cm" svg:height="0.776cm" svg:x="31.785cm" svg:y="0.723cm" svg:viewBox="0 0 1606 777" svg:d="M353 0h900c195 0 353 158 353 352v71c0 196-158 354-353 354h-900c-195 0-353-158-353-354v-71c0-194 158-352 353-352z">
          <text:p/>
        </draw:path>
        <draw:frame draw:style-name="gr4" draw:text-style-name="P4" draw:layer="layout" svg:width="0.637cm" svg:height="0.424cm" svg:x="19.57cm" svg:y="1.8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0.999cm" svg:y="2.099cm" svg:viewBox="0 0 706 1764" svg:d="M0 0c194 0 352 157 352 352v1060c0 194 159 352 354 352">
          <text:p/>
        </draw:path>
        <draw:line draw:style-name="gr1" draw:text-style-name="P1" draw:layer="layout" svg:x1="17.788cm" svg:y1="3.862cm" svg:x2="18.494cm" svg:y2="3.862cm">
          <text:p/>
        </draw:line>
        <draw:line draw:style-name="gr1" draw:text-style-name="P1" draw:layer="layout" svg:x1="18.494cm" svg:y1="3.862cm" svg:x2="20.999cm" svg:y2="3.862cm">
          <text:p/>
        </draw:line>
        <draw:line draw:style-name="gr1" draw:text-style-name="P1" draw:layer="layout" svg:x1="31.335cm" svg:y1="2.875cm" svg:x2="33.84cm" svg:y2="2.875cm">
          <text:p/>
        </draw:line>
        <draw:line draw:style-name="gr1" draw:text-style-name="P1" draw:layer="layout" svg:x1="20.999cm" svg:y1="3.862cm" svg:x2="21.704cm" svg:y2="3.862cm">
          <text:p/>
        </draw:line>
        <draw:path draw:style-name="gr1" draw:text-style-name="P1" draw:layer="layout" svg:width="0.706cm" svg:height="0.706cm" svg:x="30.629cm" svg:y="2.169cm" svg:viewBox="0 0 707 707" svg:d="M0 707c196 0 354-158 354-353 0-196 158-354 353-354">
          <text:p/>
        </draw:path>
        <draw:path draw:style-name="gr7" draw:text-style-name="P6" draw:layer="layout" svg:width="2.505cm" svg:height="0.776cm" svg:x="18.494cm" svg:y="2.769cm" svg:viewBox="0 0 2506 777" svg:d="M354 0h1799c195 0 353 158 353 353v70c0 195-158 354-353 354h-1799c-196 0-354-159-354-354v-70c0-195 158-353 354-353z">
          <text:p/>
        </draw:path>
        <draw:frame draw:style-name="gr4" draw:text-style-name="P4" draw:layer="layout" svg:width="0.637cm" svg:height="0.424cm" svg:x="32.411cm" svg:y="0.875cm">
          <draw:text-box>
            <text:p text:style-name="P3"><text:span text:style-name="T1">'*'</text:span></text:p>
          </draw:text-box>
        </draw:frame>
        <draw:path draw:style-name="gr7" draw:text-style-name="P6" draw:layer="layout" svg:width="2.505cm" svg:height="0.776cm" svg:x="31.335cm" svg:y="1.781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112cm" svg:y="2.9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33.84cm" svg:y="2.169cm" svg:viewBox="0 0 706 707" svg:d="M0 0c195 0 352 158 352 354 0 195 159 353 354 353">
          <text:p/>
        </draw:path>
        <draw:path draw:style-name="gr1" draw:text-style-name="P1" draw:layer="layout" svg:width="0.706cm" svg:height="1.764cm" svg:x="30.629cm" svg:y="1.111cm" svg:viewBox="0 0 707 1765" svg:d="M0 1765c196 0 354-158 354-354v-1058c0-195 158-353 353-353">
          <text:p/>
        </draw:path>
        <draw:line draw:style-name="gr1" draw:text-style-name="P1" draw:layer="layout" svg:x1="18.494cm" svg:y1="2.099cm" svg:x2="18.944cm" svg:y2="2.099cm">
          <text:p/>
        </draw:line>
        <draw:line draw:style-name="gr1" draw:text-style-name="P1" draw:layer="layout" svg:x1="20.549cm" svg:y1="2.099cm" svg:x2="20.999cm" svg:y2="2.099cm">
          <text:p/>
        </draw:line>
        <draw:path draw:style-name="gr2" draw:text-style-name="P2" draw:layer="layout" svg:width="1.605cm" svg:height="0.777cm" svg:x="18.944cm" svg:y="1.7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31.953cm" svg:y="1.933cm">
          <draw:text-box>
            <text:p text:style-name="P3"><text:span text:style-name="T1">number</text:span></text:p>
          </draw:text-box>
        </draw:frame>
        <draw:line draw:style-name="gr1" draw:text-style-name="P1" draw:layer="layout" svg:x1="31.335cm" svg:y1="1.111cm" svg:x2="31.785cm" svg:y2="1.111cm">
          <text:p/>
        </draw:line>
        <draw:line draw:style-name="gr1" draw:text-style-name="P1" draw:layer="layout" svg:x1="33.39cm" svg:y1="1.111cm" svg:x2="33.84cm" svg:y2="1.111cm">
          <text:p/>
        </draw:line>
        <draw:path draw:style-name="gr8" draw:text-style-name="P2" draw:layer="layout" svg:width="1.605cm" svg:height="0.776cm" svg:x="31.785cm" svg:y="0.723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31.785cm" svg:y="0.723cm" svg:viewBox="0 0 1606 777" svg:d="M353 0h900c195 0 353 158 353 352v71c0 196-158 354-353 354h-900c-195 0-353-158-353-354v-71c0-194 158-352 353-352z">
          <text:p/>
        </draw:path>
        <draw:frame draw:style-name="gr4" draw:text-style-name="P4" draw:layer="layout" svg:width="0.637cm" svg:height="0.424cm" svg:x="19.425cm" svg:y="1.8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33.84cm" svg:y="1.111cm" svg:viewBox="0 0 706 1765" svg:d="M0 0c195 0 352 158 352 353v1058c0 196 159 354 354 354">
          <text:p/>
        </draw:path>
        <draw:line draw:style-name="gr1" draw:text-style-name="P1" draw:layer="layout" svg:x1="30.629cm" svg:y1="2.875cm" svg:x2="31.335cm" svg:y2="2.875cm">
          <text:p/>
        </draw:line>
        <draw:line draw:style-name="gr1" draw:text-style-name="P1" draw:layer="layout" svg:x1="18.494cm" svg:y1="3.862cm" svg:x2="20.999cm" svg:y2="3.862cm">
          <text:p/>
        </draw:line>
        <draw:line draw:style-name="gr1" draw:text-style-name="P1" draw:layer="layout" svg:x1="31.335cm" svg:y1="2.875cm" svg:x2="33.84cm" svg:y2="2.875cm">
          <text:p/>
        </draw:line>
        <draw:line draw:style-name="gr1" draw:text-style-name="P1" draw:layer="layout" svg:x1="33.84cm" svg:y1="2.875cm" svg:x2="34.545cm" svg:y2="2.875cm">
          <text:p/>
        </draw:line>
        <draw:line draw:style-name="gr1" draw:text-style-name="P1" draw:layer="layout" svg:x1="34.545cm" svg:y1="2.875cm" svg:x2="34.898cm" svg:y2="2.875cm">
          <text:p/>
        </draw:line>
        <draw:path draw:style-name="gr1" draw:text-style-name="P1" draw:layer="layout" svg:width="0.824cm" svg:height="2.474cm" draw:transform="rotate (-3.14159265358979) translate (22.8cm 2.85cm)" svg:viewBox="0 0 825 2475" svg:d="M0 0c456 0 825 554 825 1238 0 683-369 1237-825 1237">
          <text:p/>
        </draw:path>
        <draw:line draw:style-name="gr1" draw:text-style-name="P1" draw:layer="layout" svg:x1="22.767cm" svg:y1="0.375cm" svg:x2="34.55cm" svg:y2="0.375cm">
          <text:p/>
        </draw:line>
        <draw:path draw:style-name="gr1" draw:text-style-name="P1" draw:layer="layout" svg:width="0.924cm" svg:height="2.499cm" draw:transform="rotate (-3.14159265358979) translate (35.475cm 2.875cm)" svg:viewBox="0 0 925 2500" svg:d="M925 2500c-512 0-925-559-925-1250s413-1250 925-1250">
          <text:p/>
        </draw:path>
        <draw:path draw:style-name="gr1" draw:text-style-name="P1" draw:layer="layout" svg:width="0.706cm" svg:height="0.987cm" svg:x="34.898cm" svg:y="2.875cm" svg:viewBox="0 0 707 988" svg:d="M0 0c195 0 353 158 353 352v284c0 194 158 352 354 352">
          <text:p/>
        </draw:path>
        <draw:line draw:style-name="gr1" draw:text-style-name="P1" draw:layer="layout" svg:x1="21.704cm" svg:y1="3.862cm" svg:x2="22.41cm" svg:y2="3.862cm">
          <text:p/>
        </draw:line>
        <draw:line draw:style-name="gr1" draw:text-style-name="P1" draw:layer="layout" svg:x1="22.41cm" svg:y1="3.862cm" svg:x2="34.898cm" svg:y2="3.862cm">
          <text:p/>
        </draw:line>
        <draw:line draw:style-name="gr1" draw:text-style-name="P1" draw:layer="layout" svg:x1="34.898cm" svg:y1="3.862cm" svg:x2="35.604cm" svg:y2="3.862cm">
          <text:p/>
        </draw:line>
        <draw:path draw:style-name="gr1" draw:text-style-name="P1" draw:layer="layout" svg:width="0.705cm" svg:height="0.705cm" svg:x="35.604cm" svg:y="3.51cm" svg:viewBox="0 0 706 706" svg:d="M0 352h706M706 0v706">
          <text:p/>
        </draw:path>
        <draw:frame draw:style-name="gr4" draw:text-style-name="P4" draw:layer="layout" svg:width="0.637cm" svg:height="0.424cm" svg:x="32.275cm" svg:y="0.875cm">
          <draw:text-box>
            <text:p text:style-name="P3"><text:span text:style-name="T1">'*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37.006cm" fo:page-height="5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01:43:15.622016277</dc:date>
    <meta:editing-duration>PT16M23S</meta:editing-duration>
    <meta:editing-cycles>10</meta:editing-cycles>
    <meta:generator>LibreOffice/6.4.7.2$Linux_X86_64 LibreOffice_project/40$Build-2</meta:generator>
    <meta:document-statistic meta:object-count="123"/>
  </office:meta>
</office:document-meta>
</file>